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" style:family="text">
      <style:text-properties fo:font-size="22.00pt" fo:font-weight="bold" fo:font-family="Calibri" style:font-family-asian="Calibri" style:font-family-complex="Calibri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" style:family="text">
      <style:text-properties fo:font-size="16.00pt" fo:font-weight="bold" fo:font-family="Cambria" style:font-family-asian="Cambria" style:font-family-complex="Cambria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" style:family="text">
      <style:text-properties fo:font-size="16.00pt" fo:font-weight="bold" fo:font-family="Cambria" style:font-family-asian="Cambria" style:font-family-complex="Cambria" fo:background-color="transparent" fo:color="#000000"/>
    </style:style>
    <style:style style:name="T9" style:family="text">
      <style:text-properties fo:font-size="16.00pt" style:text-position="sub" fo:font-weight="normal" fo:font-family="Calibri" style:font-family-asian="Calibri" style:font-family-complex="Calibri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" style:family="text">
      <style:text-properties fo:font-size="16.00pt" fo:font-weight="bold" fo:font-family="Cambria" style:font-family-asian="Cambria" style:font-family-complex="Cambria" fo:background-color="transparent" fo:color="#000000"/>
    </style:style>
    <style:style style:name="T12" style:family="text">
      <style:text-properties fo:font-size="16.00pt" style:text-position="sub" fo:font-weight="normal" fo:font-family="Calibri" style:font-family-asian="Calibri" style:font-family-complex="Calibri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" style:family="text">
      <style:text-properties fo:font-size="16.00pt" fo:font-weight="bold" fo:font-family="Cambria" style:font-family-asian="Cambria" style:font-family-complex="Cambria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" style:family="text">
      <style:text-properties fo:font-size="16.00pt" fo:font-weight="bold" fo:font-family="Cambria" style:font-family-asian="Cambria" style:font-family-complex="Cambria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14.00pt" style:text-position="sub" fo:font-weight="normal" fo:font-family="Calibri" style:font-family-asian="Calibri" style:font-family-complex="Calibri" fo:background-color="transparent" fo:color="#000000"/>
    </style:style>
    <style:style style:name="T20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4.00pt" style:text-position="sub" fo:font-weight="normal" fo:font-family="Calibri" style:font-family-asian="Calibri" style:font-family-complex="Calibri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26" style:family="text">
      <style:text-properties fo:font-size="14.00pt" style:text-position="sub" fo:font-weight="normal" fo:font-family="Calibri" style:font-family-asian="Calibri" style:font-family-complex="Calibri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8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1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3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34" style:family="text">
      <style:text-properties fo:font-size="14.00pt" style:text-position="sub" fo:font-weight="normal" fo:font-family="Calibri" style:font-family-asian="Calibri" style:font-family-complex="Calibri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6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8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0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2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4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4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0" style:family="text">
      <style:text-properties fo:font-size="14.00pt" style:text-position="sub" fo:font-weight="normal" fo:font-family="Calibri" style:font-family-asian="Calibri" style:font-family-complex="Calibri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3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6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57" style:family="text">
      <style:text-properties fo:font-size="14.00pt" style:text-position="sub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9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3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5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7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9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1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3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5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7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9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1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3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5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7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9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1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3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5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7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9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1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3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5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7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9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1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3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5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16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9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20" style:family="text">
      <style:text-properties fo:font-size="14.00pt" style:text-position="sub" fo:font-weight="normal" fo:font-family="Calibri" style:font-family-asian="Calibri" style:font-family-complex="Calibri" fo:background-color="transparent" fo:color="#000000"/>
    </style:style>
    <style:style style:name="T121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3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26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27" style:family="text">
      <style:text-properties fo:font-size="14.00pt" style:text-position="sub" fo:font-weight="normal" fo:font-family="Calibri" style:font-family-asian="Calibri" style:font-family-complex="Calibri" fo:background-color="transparent" fo:color="#000000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5" style:family="text">
      <style:text-properties fo:font-size="18.00pt" fo:font-weight="bold" fo:font-family="'Times New Roman'" style:font-family-asian="'Times New Roman'" style:font-family-complex="'Times New Roman'" fo:background-color="transparent" fo:color="#000000"/>
    </style:style>
    <style:style style:name="T136" style:family="text">
      <style:text-properties fo:font-size="18.00pt" style:text-position="sub" fo:font-weight="normal" fo:font-family="Calibri" style:font-family-asian="Calibri" style:font-family-complex="Calibri" fo:background-color="transparent" fo:color="#000000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8" style:family="text">
      <style:text-properties fo:font-size="18.00pt" fo:font-weight="bold" fo:font-family="'Times New Roman'" style:font-family-asian="'Times New Roman'" style:font-family-complex="'Times New Roman'" fo:background-color="transparent" fo:color="#000000"/>
    </style:style>
    <style:style style:name="T139" style:family="text">
      <style:text-properties fo:font-size="18.00pt" style:text-position="sub" fo:font-weight="normal" fo:font-family="Calibri" style:font-family-asian="Calibri" style:font-family-complex="Calibri" fo:background-color="transparent" fo:color="#000000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1" style:family="text">
      <style:text-properties fo:font-size="18.00pt" fo:font-weight="bold" fo:font-family="'Times New Roman'" style:font-family-asian="'Times New Roman'" style:font-family-complex="'Times New Roman'" fo:background-color="transparent" fo:color="#000000"/>
    </style:style>
    <style:style style:name="T142" style:family="text">
      <style:text-properties fo:font-size="18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43" style:family="text">
      <style:text-properties fo:font-size="18.00pt" style:text-position="sub" fo:font-weight="normal" fo:font-family="Calibri" style:font-family-asian="Calibri" style:font-family-complex="Calibri" fo:background-color="transparent" fo:color="#000000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7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68" style:family="text">
      <style:text-properties fo:font-size="14.00pt" style:text-position="sub" fo:font-weight="normal" fo:font-family="Calibri" style:font-family-asian="Calibri" style:font-family-complex="Calibri" fo:background-color="transparent" fo:color="#000000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0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71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72" style:family="text">
      <style:text-properties fo:font-size="16.00pt" style:text-position="sub" fo:font-weight="normal" fo:font-family="Calibri" style:font-family-asian="Calibri" style:font-family-complex="Calibri" fo:background-color="transparent" fo:color="#000000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4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95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96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20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0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0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P1" style:family="paragraph">
      <style:paragraph-properties fo:line-height="100.00%" fo:text-align="left" fo:margin-left="14.15pt" fo:text-indent="0.00pt" fo:margin-bottom="10.90pt"/>
    </style:style>
    <style:style style:name="P2" style:family="paragraph">
      <style:paragraph-properties fo:line-height="100.00%" fo:text-align="center" fo:margin-left="80.80pt" fo:text-indent="0.00pt" fo:margin-bottom="21.35pt"/>
    </style:style>
    <style:style style:name="P3" style:family="paragraph">
      <style:paragraph-properties fo:line-height="100.00%" fo:text-align="center" fo:margin-left="83.25pt" fo:text-indent="0.00pt"/>
    </style:style>
    <style:style style:name="P4" style:family="paragraph">
      <style:paragraph-properties fo:line-height="100.00%" fo:text-align="left" fo:margin-left="188.75pt" fo:text-indent="0.00pt" fo:margin-bottom="12.40pt"/>
    </style:style>
    <style:style style:name="P5" style:family="paragraph">
      <style:paragraph-properties fo:line-height="100.00%" fo:text-align="center" fo:margin-right="26.20pt" fo:margin-bottom="11.35pt"/>
    </style:style>
    <style:style style:name="P6" style:family="paragraph">
      <style:paragraph-properties fo:line-height="100.00%" fo:text-align="center" fo:margin-left="64.70pt" fo:text-indent="-0.50pt" fo:margin-right="22.30pt" fo:margin-bottom="10.75pt"/>
    </style:style>
    <style:style style:name="P7" style:family="paragraph">
      <style:paragraph-properties fo:line-height="100.00%" fo:text-align="center" fo:margin-left="64.70pt" fo:text-indent="-0.50pt" fo:margin-bottom="10.75pt"/>
    </style:style>
    <style:style style:name="P8" style:family="paragraph">
      <style:paragraph-properties fo:line-height="100.00%" fo:text-align="center" fo:margin-left="64.70pt" fo:text-indent="-0.50pt" fo:margin-right="21.05pt" fo:margin-bottom="10.75pt"/>
    </style:style>
    <style:style style:name="P9" style:family="paragraph">
      <style:paragraph-properties fo:line-height="100.00%" fo:text-align="center" fo:margin-left="64.70pt" fo:text-indent="-0.50pt" fo:margin-right="21.05pt" fo:margin-bottom="10.75pt">
        <style:tab-stops>
          <style:tab-stop style:position="-60.20pt"/>
          <style:tab-stop style:position="7.30pt"/>
          <style:tab-stop style:position="79.30pt"/>
          <style:tab-stop style:position="299.80pt"/>
        </style:tab-stops>
      </style:paragraph-properties>
    </style:style>
    <style:style style:name="P10" style:family="paragraph">
      <style:paragraph-properties fo:line-height="100.00%" fo:text-align="center" fo:margin-left="81.80pt" fo:text-indent="0.00pt" fo:margin-bottom="6.75pt"/>
    </style:style>
    <style:style style:name="P11" style:family="paragraph">
      <style:paragraph-properties fo:line-height="100.00%" fo:text-align="left" fo:margin-left="50.20pt" fo:text-indent="0.00pt" fo:margin-bottom="14.55pt"/>
    </style:style>
    <style:style style:name="P12" style:family="paragraph">
      <style:paragraph-properties fo:line-height="100.00%" fo:text-align="left" fo:margin-bottom="10.45pt">
        <style:tab-stops>
          <style:tab-stop style:position="70.35pt" style:type="center"/>
          <style:tab-stop style:position="230.20pt" style:type="center"/>
          <style:tab-stop style:position="266.25pt" style:type="center"/>
          <style:tab-stop style:position="302.25pt" style:type="center"/>
          <style:tab-stop style:position="385.85pt" style:type="center"/>
        </style:tab-stops>
      </style:paragraph-properties>
    </style:style>
    <style:style style:name="P13" style:family="paragraph">
      <style:paragraph-properties fo:line-height="100.00%" fo:text-align="left" fo:margin-bottom="10.45pt">
        <style:tab-stops>
          <style:tab-stop style:position="14.15pt" style:type="center"/>
          <style:tab-stop style:position="84.40pt" style:type="center"/>
        </style:tab-stops>
      </style:paragraph-properties>
    </style:style>
    <style:style style:name="P14" style:family="paragraph">
      <style:paragraph-properties fo:line-height="100.00%" fo:text-align="left" fo:margin-bottom="10.45pt">
        <style:tab-stops>
          <style:tab-stop style:position="14.15pt" style:type="center"/>
          <style:tab-stop style:position="107.80pt" style:type="center"/>
        </style:tab-stops>
      </style:paragraph-properties>
    </style:style>
    <style:style style:name="P15" style:family="paragraph">
      <style:paragraph-properties fo:line-height="100.00%" fo:text-align="left" fo:margin-left="14.15pt" fo:text-indent="0.00pt" fo:margin-bottom="8.40pt"/>
    </style:style>
    <style:style style:name="P16" style:family="paragraph">
      <style:paragraph-properties fo:line-height="100.00%" fo:text-align="left" fo:margin-left="194.20pt" fo:text-indent="0.00pt" fo:margin-bottom="13.40pt"/>
    </style:style>
    <style:style style:name="P17" style:family="paragraph">
      <style:paragraph-properties fo:line-height="100.00%" fo:text-align="left" fo:margin-left="194.20pt" fo:text-indent="0.00pt" fo:margin-right="292.45pt"/>
    </style:style>
    <style:style style:name="P18" style:family="paragraph">
      <style:paragraph-properties fo:line-height="100.00%" fo:text-align="left" fo:margin-left="194.20pt" fo:text-indent="0.00pt" fo:margin-bottom="10.85pt"/>
    </style:style>
    <style:style style:name="P19" style:family="paragraph">
      <style:paragraph-properties fo:line-height="100.00%" fo:text-align="left" fo:margin-left="194.20pt" fo:text-indent="0.00pt" fo:margin-right="292.45pt"/>
    </style:style>
    <style:style style:name="P20" style:family="paragraph">
      <style:paragraph-properties fo:line-height="100.00%" fo:text-align="justify" fo:margin-left="194.20pt" fo:text-indent="0.00pt" fo:margin-right="292.45pt"/>
    </style:style>
    <style:style style:name="P21" style:family="paragraph">
      <style:paragraph-properties fo:line-height="100.00%" fo:text-align="center" fo:margin-right="98.25pt" fo:margin-bottom="11.15pt"/>
    </style:style>
    <style:style style:name="P22" style:family="paragraph">
      <style:paragraph-properties fo:line-height="100.00%" fo:text-align="right" fo:margin-right="183.80pt" fo:margin-bottom="7.40pt"/>
    </style:style>
    <style:style style:name="P23" style:family="paragraph">
      <style:paragraph-properties fo:line-height="100.00%" fo:text-align="left" fo:margin-left="14.15pt" fo:text-indent="0.00pt" fo:margin-bottom="10.90pt"/>
    </style:style>
    <style:style style:name="P24" style:family="paragraph">
      <style:paragraph-properties fo:line-height="100.00%" fo:text-align="left" fo:margin-left="14.15pt" fo:text-indent="0.00pt" fo:margin-bottom="11.05pt"/>
    </style:style>
    <style:style style:name="P25" style:family="paragraph">
      <style:paragraph-properties fo:line-height="100.00%" fo:text-align="left" fo:margin-left="14.15pt" fo:text-indent="0.00pt" fo:margin-bottom="10.90pt"/>
    </style:style>
    <style:style style:name="P26" style:family="paragraph">
      <style:paragraph-properties fo:line-height="100.00%" fo:text-align="right" fo:margin-right="203.45pt"/>
    </style:style>
    <style:style style:name="P27" style:family="paragraph">
      <style:paragraph-properties fo:line-height="100.00%" fo:text-align="center" fo:margin-left="81.80pt" fo:text-indent="0.00pt" fo:margin-bottom="10.85pt"/>
    </style:style>
    <text:list-style style:name="L2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 fo:margin-bottom="6.60pt"/>
    </style:style>
    <style:style style:name="P29" style:family="paragraph">
      <style:paragraph-properties fo:line-height="100.00%" fo:text-align="left" fo:margin-bottom="6.60pt"/>
    </style:style>
    <style:style style:name="P30" style:family="paragraph">
      <style:paragraph-properties fo:line-height="100.00%" fo:text-align="left" fo:margin-left="158.20pt" fo:text-indent="0.00pt" fo:margin-bottom="6.55pt"/>
    </style:style>
    <style:style style:name="P31" style:family="paragraph">
      <style:paragraph-properties fo:line-height="100.00%" fo:text-align="left" fo:margin-left="158.20pt" fo:text-indent="0.00pt" fo:margin-bottom="6.65pt"/>
    </style:style>
    <style:style style:name="P32" style:family="paragraph">
      <style:paragraph-properties fo:line-height="100.00%" fo:text-align="left" fo:margin-left="158.20pt" fo:text-indent="0.00pt" fo:margin-bottom="6.55pt"/>
    </style:style>
    <style:style style:name="P33" style:family="paragraph">
      <style:paragraph-properties fo:line-height="100.00%" fo:text-align="left" fo:margin-left="158.20pt" fo:text-indent="0.00pt" fo:margin-bottom="6.65pt"/>
    </style:style>
    <style:style style:name="P34" style:family="paragraph">
      <style:paragraph-properties fo:line-height="100.00%" fo:text-align="left" fo:margin-left="158.20pt" fo:text-indent="0.00pt" fo:margin-bottom="6.55pt"/>
    </style:style>
    <style:style style:name="P35" style:family="paragraph">
      <style:paragraph-properties fo:line-height="100.00%" fo:text-align="left" fo:margin-left="158.20pt" fo:text-indent="0.00pt" fo:margin-bottom="6.65pt"/>
    </style:style>
    <style:style style:name="P36" style:family="paragraph">
      <style:paragraph-properties fo:line-height="100.00%" fo:text-align="left" fo:margin-left="158.20pt" fo:text-indent="0.00pt" fo:margin-bottom="6.55pt"/>
    </style:style>
    <style:style style:name="P37" style:family="paragraph">
      <style:paragraph-properties fo:line-height="100.00%" fo:text-align="left" fo:margin-left="158.20pt" fo:text-indent="0.00pt" fo:margin-bottom="6.60pt"/>
    </style:style>
    <style:style style:name="P38" style:family="paragraph">
      <style:paragraph-properties fo:line-height="100.00%" fo:text-align="left" fo:margin-left="158.20pt" fo:text-indent="0.00pt" fo:margin-bottom="6.65pt"/>
    </style:style>
    <style:style style:name="P39" style:family="paragraph">
      <style:paragraph-properties fo:line-height="100.00%" fo:text-align="left" fo:margin-left="158.20pt" fo:text-indent="0.00pt" fo:margin-bottom="6.55pt"/>
    </style:style>
    <style:style style:name="P40" style:family="paragraph">
      <style:paragraph-properties fo:line-height="100.00%" fo:text-align="left" fo:margin-left="158.20pt" fo:text-indent="0.00pt" fo:margin-bottom="6.65pt"/>
    </style:style>
    <style:style style:name="P41" style:family="paragraph">
      <style:paragraph-properties fo:line-height="100.00%" fo:text-align="left" fo:margin-left="158.20pt" fo:text-indent="0.00pt" fo:margin-bottom="6.55pt"/>
    </style:style>
    <style:style style:name="P42" style:family="paragraph">
      <style:paragraph-properties fo:line-height="100.00%" fo:text-align="left" fo:margin-left="158.20pt" fo:text-indent="0.00pt"/>
    </style:style>
    <style:style style:name="P43" style:family="paragraph">
      <style:paragraph-properties fo:line-height="100.00%" fo:text-align="center" fo:margin-right="170.25pt" fo:margin-bottom="6.55pt"/>
    </style:style>
    <style:style style:name="P44" style:family="paragraph">
      <style:paragraph-properties fo:line-height="100.00%" fo:text-align="center" fo:margin-right="170.25pt" fo:margin-bottom="6.65pt"/>
    </style:style>
    <style:style style:name="P45" style:family="paragraph">
      <style:paragraph-properties fo:line-height="100.00%" fo:text-align="center" fo:margin-right="170.25pt" fo:margin-bottom="6.55pt"/>
    </style:style>
    <style:style style:name="P46" style:family="paragraph">
      <style:paragraph-properties fo:line-height="100.00%" fo:text-align="center" fo:margin-right="170.25pt" fo:margin-bottom="6.60pt"/>
    </style:style>
    <style:style style:name="P47" style:family="paragraph">
      <style:paragraph-properties fo:line-height="100.00%" fo:text-align="left" fo:margin-left="13.90pt" fo:text-indent="-0.50pt" fo:margin-bottom="4.00pt"/>
    </style:style>
    <text:list-style style:name="L4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8" style:family="paragraph">
      <style:paragraph-properties fo:line-height="100.00%" fo:text-align="justify" fo:margin-left="-6.10pt" fo:text-indent="6.10pt" fo:margin-bottom="10.45pt"/>
    </style:style>
    <style:style style:name="P49" style:family="paragraph">
      <style:paragraph-properties fo:line-height="100.00%" fo:text-align="left" fo:margin-left="13.90pt" fo:text-indent="-0.50pt" fo:margin-bottom="4.00pt"/>
    </style:style>
    <style:style style:name="P50" style:family="paragraph">
      <style:paragraph-properties fo:line-height="100.00%" fo:text-align="left" fo:margin-bottom="4.00pt">
        <style:tab-stops>
          <style:tab-stop style:position="14.15pt" style:type="center"/>
          <style:tab-stop style:position="50.20pt" style:type="center"/>
          <style:tab-stop style:position="86.20pt" style:type="center"/>
          <style:tab-stop style:position="122.20pt" style:type="center"/>
          <style:tab-stop style:position="265.75pt" style:type="center"/>
        </style:tab-stops>
      </style:paragraph-properties>
    </style:style>
    <style:style style:name="P51" style:family="paragraph">
      <style:paragraph-properties fo:line-height="100.00%" fo:text-align="left" fo:margin-left="14.15pt" fo:text-indent="0.00pt" fo:margin-bottom="10.10pt"/>
    </style:style>
    <text:list-style style:name="L5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2" style:family="paragraph">
      <style:paragraph-properties fo:line-height="100.00%" fo:text-align="justify" fo:margin-left="-6.15pt" fo:text-indent="6.15pt" fo:margin-bottom="10.45pt"/>
    </style:style>
    <style:style style:name="P53" style:family="paragraph">
      <style:paragraph-properties fo:line-height="100.00%" fo:text-align="left" fo:margin-left="14.15pt" fo:text-indent="0.00pt" fo:margin-bottom="10.10pt"/>
    </style:style>
    <style:style style:name="P54" style:family="paragraph">
      <style:paragraph-properties fo:line-height="100.00%" fo:text-align="left" fo:margin-left="14.15pt" fo:text-indent="0.00pt" fo:margin-bottom="11.35pt"/>
    </style:style>
    <style:style style:name="P55" style:family="paragraph">
      <style:paragraph-properties fo:line-height="100.00%" fo:text-align="left" fo:margin-left="14.15pt" fo:text-indent="0.00pt" fo:margin-bottom="12.25p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bottom="0.95pt"/>
    </style:style>
    <style:style style:name="P58" style:family="paragraph">
      <style:paragraph-properties fo:line-height="100.00%" fo:text-align="left" fo:margin-bottom="0.80pt"/>
    </style:style>
    <style:style style:name="P59" style:family="paragraph">
      <style:paragraph-properties fo:line-height="100.00%" fo:text-align="left" fo:margin-bottom="0.95pt"/>
    </style:style>
    <style:style style:name="P60" style:family="paragraph">
      <style:paragraph-properties fo:line-height="100.00%" fo:text-align="left" fo:margin-bottom="0.80pt"/>
    </style:style>
    <style:style style:name="P61" style:family="paragraph">
      <style:paragraph-properties fo:line-height="100.00%" fo:text-align="left" fo:margin-bottom="0.95pt"/>
    </style:style>
    <style:style style:name="P62" style:family="paragraph">
      <style:paragraph-properties fo:line-height="100.00%" fo:text-align="left" fo:margin-bottom="0.80pt"/>
    </style:style>
    <style:style style:name="P63" style:family="paragraph">
      <style:paragraph-properties fo:line-height="100.00%" fo:text-align="left" fo:margin-bottom="0.95pt"/>
    </style:style>
    <style:style style:name="P64" style:family="paragraph">
      <style:paragraph-properties fo:line-height="100.00%" fo:text-align="left" fo:margin-bottom="0.80pt"/>
    </style:style>
    <style:style style:name="P65" style:family="paragraph">
      <style:paragraph-properties fo:line-height="100.00%" fo:text-align="left" fo:margin-bottom="0.95pt"/>
    </style:style>
    <style:style style:name="P66" style:family="paragraph">
      <style:paragraph-properties fo:line-height="100.00%" fo:text-align="left" fo:margin-bottom="0.80pt"/>
    </style:style>
    <style:style style:name="P67" style:family="paragraph">
      <style:paragraph-properties fo:line-height="100.00%" fo:text-align="left" fo:margin-bottom="0.95pt"/>
    </style:style>
    <style:style style:name="P68" style:family="paragraph">
      <style:paragraph-properties fo:line-height="100.00%" fo:text-align="left" fo:margin-bottom="0.80pt"/>
    </style:style>
    <style:style style:name="P69" style:family="paragraph">
      <style:paragraph-properties fo:line-height="100.00%" fo:text-align="left" fo:margin-bottom="0.95pt"/>
    </style:style>
    <style:style style:name="P70" style:family="paragraph">
      <style:paragraph-properties fo:line-height="100.00%" fo:text-align="left" fo:margin-bottom="0.80pt"/>
    </style:style>
    <style:style style:name="P71" style:family="paragraph">
      <style:paragraph-properties fo:line-height="100.00%" fo:text-align="left" fo:margin-bottom="0.95pt"/>
    </style:style>
    <style:style style:name="P72" style:family="paragraph">
      <style:paragraph-properties fo:line-height="100.00%" fo:text-align="left" fo:margin-bottom="0.80pt"/>
    </style:style>
    <style:style style:name="P73" style:family="paragraph">
      <style:paragraph-properties fo:line-height="100.00%" fo:text-align="left" fo:margin-bottom="0.95pt"/>
    </style:style>
    <style:style style:name="P74" style:family="paragraph">
      <style:paragraph-properties fo:line-height="100.00%" fo:text-align="left" fo:margin-bottom="0.80pt"/>
    </style:style>
    <style:style style:name="P75" style:family="paragraph">
      <style:paragraph-properties fo:line-height="100.00%" fo:text-align="left" fo:margin-bottom="0.95pt"/>
    </style:style>
    <style:style style:name="P76" style:family="paragraph">
      <style:paragraph-properties fo:line-height="100.00%" fo:text-align="left" fo:margin-bottom="0.80pt"/>
    </style:style>
    <style:style style:name="P77" style:family="paragraph">
      <style:paragraph-properties fo:line-height="100.00%" fo:text-align="left" fo:margin-bottom="0.95pt"/>
    </style:style>
    <style:style style:name="P78" style:family="paragraph">
      <style:paragraph-properties fo:line-height="100.00%" fo:text-align="left" fo:margin-bottom="0.90pt"/>
    </style:style>
    <style:style style:name="P79" style:family="paragraph">
      <style:paragraph-properties fo:line-height="100.00%" fo:text-align="left" fo:margin-bottom="0.80pt"/>
    </style:style>
    <style:style style:name="P80" style:family="paragraph">
      <style:paragraph-properties fo:line-height="100.00%" fo:text-align="left" fo:margin-bottom="0.95pt"/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bottom="0.95pt"/>
    </style:style>
    <style:style style:name="P83" style:family="paragraph">
      <style:paragraph-properties fo:line-height="100.00%" fo:text-align="left" fo:margin-bottom="7.25pt"/>
    </style:style>
    <style:style style:name="P84" style:family="paragraph">
      <style:paragraph-properties fo:line-height="100.00%" fo:text-align="left">
        <style:tab-stops>
          <style:tab-stop style:position="50.20pt" style:type="center"/>
          <style:tab-stop style:position="86.20pt" style:type="center"/>
          <style:tab-stop style:position="122.20pt" style:type="center"/>
          <style:tab-stop style:position="251.95pt" style:type="center"/>
        </style:tab-stops>
      </style:paragraph-properties>
    </style:style>
    <style:style style:name="P85" style:family="paragraph">
      <style:paragraph-properties fo:line-height="100.00%" fo:text-align="left" fo:margin-bottom="0.80pt"/>
    </style:style>
    <style:style style:name="P86" style:family="paragraph">
      <style:paragraph-properties fo:line-height="100.00%" fo:text-align="left" fo:margin-left="23.15pt" fo:text-indent="0.00pt" fo:margin-bottom="1.75pt"/>
    </style:style>
    <text:list-style style:name="L87">
      <text:list-level-style-bullet text:level="1" text:bullet-char="•">
        <style:list-level-properties text:space-before="22.40pt" text:min-label-width="18.00pt"/>
        <style:text-properties fo:font-family="Symbol"/>
      </text:list-level-style-bullet>
    </text:list-style>
    <style:style style:name="P87" style:family="paragraph">
      <style:paragraph-properties fo:line-height="100.00%" fo:text-align="left" fo:margin-left="24.00pt" fo:text-indent="-24.00pt" fo:margin-right="261.90pt" fo:margin-bottom="1.55pt"/>
    </style:style>
    <style:style style:name="P88" style:family="paragraph">
      <style:paragraph-properties fo:line-height="100.00%" fo:text-align="left" fo:margin-right="261.90pt" fo:margin-bottom="1.55pt"/>
    </style:style>
    <text:list-style style:name="L89">
      <text:list-level-style-bullet text:level="1" text:bullet-char="•">
        <style:list-level-properties text:space-before="22.40pt" text:min-label-width="18.00pt"/>
        <style:text-properties fo:font-family="Symbol"/>
      </text:list-level-style-bullet>
    </text:list-style>
    <style:style style:name="P89" style:family="paragraph">
      <style:paragraph-properties fo:line-height="100.00%" fo:text-align="left" fo:margin-left="24.00pt" fo:text-indent="-24.00pt" fo:margin-right="261.90pt" fo:margin-bottom="1.55pt"/>
    </style:style>
    <style:style style:name="P90" style:family="paragraph">
      <style:paragraph-properties fo:line-height="100.00%" fo:text-align="left" fo:margin-right="261.90pt" fo:margin-bottom="1.55pt"/>
    </style:style>
    <text:list-style style:name="L91">
      <text:list-level-style-bullet text:level="1" text:bullet-char="•">
        <style:list-level-properties text:space-before="22.40pt" text:min-label-width="18.00pt"/>
        <style:text-properties fo:font-family="Symbol"/>
      </text:list-level-style-bullet>
    </text:list-style>
    <style:style style:name="P91" style:family="paragraph">
      <style:paragraph-properties fo:line-height="100.00%" fo:text-align="left" fo:margin-left="24.00pt" fo:text-indent="-24.00pt" fo:margin-right="261.90pt" fo:margin-bottom="1.55pt"/>
    </style:style>
    <style:style style:name="P92" style:family="paragraph">
      <style:paragraph-properties fo:line-height="100.00%" fo:text-align="left" fo:margin-bottom="4.95pt">
        <style:tab-stops>
          <style:tab-stop style:position="99.60pt" style:type="center"/>
          <style:tab-stop style:position="180.10pt" style:type="center"/>
          <style:tab-stop style:position="216.10pt" style:type="center"/>
          <style:tab-stop style:position="254.00pt" style:type="center"/>
          <style:tab-stop style:position="329.70pt" style:type="center"/>
        </style:tab-stops>
      </style:paragraph-properties>
    </style:style>
    <style:style style:name="P93" style:family="paragraph">
      <style:paragraph-properties fo:line-height="100.00%" fo:text-align="left" fo:margin-left="14.15pt" fo:text-indent="0.00pt" fo:margin-bottom="10.55pt"/>
    </style:style>
    <style:style style:name="P94" style:family="paragraph">
      <style:paragraph-properties fo:line-height="100.00%" fo:text-align="left" fo:margin-bottom="2.45pt"/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left" fo:margin-bottom="0.95pt"/>
    </style:style>
    <style:style style:name="P97" style:family="paragraph">
      <style:paragraph-properties fo:line-height="100.00%" fo:text-align="left" fo:margin-bottom="1.70pt"/>
    </style:style>
    <text:list-style style:name="L98">
      <text:list-level-style-bullet text:level="1" text:bullet-char="•">
        <style:list-level-properties text:space-before="22.40pt" text:min-label-width="18.00pt"/>
        <style:text-properties fo:font-family="Symbol"/>
      </text:list-level-style-bullet>
    </text:list-style>
    <style:style style:name="P98" style:family="paragraph">
      <style:paragraph-properties fo:line-height="100.00%" fo:text-align="left" fo:margin-left="24.00pt" fo:text-indent="-24.00pt" fo:margin-right="261.90pt" fo:margin-bottom="1.55pt"/>
    </style:style>
    <style:style style:name="P99" style:family="paragraph">
      <style:paragraph-properties fo:line-height="100.00%" fo:text-align="left" fo:margin-bottom="10.90pt"/>
    </style:style>
    <style:style style:name="P100" style:family="paragraph">
      <style:paragraph-properties fo:line-height="100.00%" fo:text-align="left" fo:margin-left="14.15pt" fo:text-indent="0.00pt" fo:margin-bottom="12.55pt"/>
    </style:style>
    <text:list-style style:name="L101">
      <text:list-level-style-bullet text:level="1" text:bullet-char="•">
        <style:list-level-properties text:space-before="32.15pt" text:min-label-width="18.00pt"/>
        <style:text-properties fo:font-family="Symbol"/>
      </text:list-level-style-bullet>
    </text:list-style>
    <style:style style:name="P101" style:family="paragraph">
      <style:paragraph-properties fo:line-height="100.00%" fo:text-align="left" fo:margin-bottom="12.55pt"/>
    </style:style>
    <style:style style:name="P102" style:family="paragraph">
      <style:paragraph-properties fo:line-height="100.00%" fo:text-align="left" fo:margin-bottom="12.55pt">
        <style:tab-stops>
          <style:tab-stop style:position="21.85pt"/>
          <style:tab-stop style:position="93.85pt"/>
          <style:tab-stop style:position="170.35pt"/>
        </style:tab-stops>
      </style:paragraph-properties>
    </style:style>
    <style:style style:name="P103" style:family="paragraph">
      <style:paragraph-properties fo:line-height="100.00%" fo:text-align="left" fo:margin-left="14.15pt" fo:text-indent="0.00pt" fo:margin-bottom="12.55pt"/>
    </style:style>
    <style:style style:name="P104" style:family="paragraph">
      <style:paragraph-properties fo:line-height="100.00%" fo:text-align="right" fo:margin-left="14.15pt" fo:text-indent="0.00pt" fo:margin-right="436.65pt" fo:margin-bottom="0.05pt"/>
    </style:style>
    <style:style style:name="P105" style:family="paragraph">
      <style:paragraph-properties fo:line-height="100.00%" fo:text-align="right" fo:margin-right="472.65pt"/>
    </style:style>
  </office:automatic-styles>
  <office:body>
    <office:text>
      <text:p text:style-name="P1"><text:span text:style-name="T1"><text:s/></text:span></text:p>
      <text:p text:style-name="P2"><text:span text:style-name="T1"><text:s/></text:span></text:p>
      <text:p text:style-name="P3"><text:span text:style-name="T2"><text:s/></text:span><text:span text:style-name="T3"/></text:p>
      <text:p text:style-name="P4"><draw:frame text:anchor-type="as-char" svg:width="64.60mm" svg:height="40.62mm" style:rel-width="scale" style:rel-height="scale"><draw:object-ole xlink:href="OleObj1"/><draw:image xlink:href="ObjectReplacements/OleObj1"/></draw:frame><text:span text:style-name="T5"/></text:p>
      <text:p text:style-name="P5"><text:span text:style-name="T6"><text:s/></text:span><text:span text:style-name="T7"/></text:p>
      <text:p text:style-name="P6"><text:span text:style-name="T8"><text:s text:c="6"/>SYNOPSIS</text:span><text:span text:style-name="T9"><text:s/></text:span><text:span text:style-name="T10"/></text:p>
      <text:p text:style-name="P7"><text:span text:style-name="T11">ON</text:span><text:span text:style-name="T12"><text:s/></text:span><text:span text:style-name="T13"/></text:p>
      <text:p text:style-name="P8"><text:span text:style-name="T14"><text:s text:c="2"/>Employee Recruitment System</text:span></text:p>
      <text:p text:style-name="P9"><text:span text:style-name="T15"/></text:p>
      <text:p text:style-name="P10"><text:span text:style-name="T16"><text:s/></text:span><text:span text:style-name="T17"/></text:p>
      <text:p text:style-name="P11"><text:span text:style-name="T18"><text:s/><text:tab/> <text:tab/> <text:tab/> <text:tab/> <text:tab/> <text:tab/> <text:tab/> <text:tab/></text:span><text:span text:style-name="T19"/></text:p>
      <text:p text:style-name="P11"><text:span text:style-name="T20">Submitted By:<text:s text:c="59"/>Submitted To:</text:span><text:span text:style-name="T21"><text:s/></text:span><text:span text:style-name="T22"/></text:p>
      <text:p text:style-name="P12"><text:span text:style-name="T22"><text:tab/><text:s text:c="20"/></text:span><text:span text:style-name="T23">Name:-<text:s/></text:span><text:span text:style-name="T24">Himanshu Gupta<text:s text:c="30"/></text:span><text:span text:style-name="T25"><text:tab/><text:s text:c="13"/>Faculty Name:<text:s/></text:span><text:span text:style-name="T26"><text:s/></text:span><text:span text:style-name="T27"/></text:p>
      <text:p text:style-name="P13"><text:span text:style-name="T27"><text:tab/><text:s text:c="12"/></text:span><text:span text:style-name="T28"><text:s/><text:tab/>Branch/Sec:-<text:s/></text:span><text:span text:style-name="T29">Computer Science/ D<text:s text:c="26"/>Ruchi Gupta Mam</text:span><text:span text:style-name="T30"/></text:p>
      <text:p text:style-name="P14"><text:span text:style-name="T30"><text:tab/></text:span><text:span text:style-name="T31"><text:s text:c="11"/>University Roll NO:-<text:s/></text:span><text:span text:style-name="T32">191500345<text:s/></text:span><text:span text:style-name="T33"><text:s text:c="34"/></text:span><text:span text:style-name="T34"><text:s/></text:span><text:span text:style-name="T35"/></text:p>
      <text:p text:style-name="P15"><text:span text:style-name="T36"><text:s/></text:span><text:span text:style-name="T37"/></text:p>
      <text:p text:style-name="P16"><text:span text:style-name="T37"><text:s/></text:span></text:p>
      <text:p text:style-name="P17"><text:span text:style-name="T38"><text:s text:c="2"/></text:span><text:span text:style-name="T39"/></text:p>
      <text:p text:style-name="P18"><text:span text:style-name="T40"><text:s/></text:span><text:span text:style-name="T41"/></text:p>
      <text:p text:style-name="P19"><text:span text:style-name="T42"><text:s text:c="2"/></text:span><text:span text:style-name="T43"/></text:p>
      <text:p text:style-name="P20"><text:span text:style-name="T44"><text:s text:c="2"/></text:span><text:span text:style-name="T45"/></text:p>
      <text:p text:style-name="P21"><text:span text:style-name="T46"><text:s/></text:span><text:span text:style-name="T47"/></text:p>
      <text:p text:style-name="P22"><text:span text:style-name="T48">INTRODUCTION</text:span><text:span text:style-name="T49"><text:s/></text:span><text:span text:style-name="T50"><text:s/></text:span><text:span text:style-name="T51"/></text:p>
      <text:p text:style-name="P23"><text:span text:style-name="T51"><text:s/></text:span></text:p>
      <text:p text:style-name="P23"><text:span text:style-name="T52">A Company named<text:s/></text:span><text:span text:style-name="T53">STATUS INFOTAINMENT<text:s/></text:span><text:span text:style-name="T54">wants to recruit some fresh graduates who are technically efficient in PHP/C/C++ for their ongoing projects. For this, they want to check their technical skills by giving them a scenario on the given Web Platform for which the fresh graduates have to submit the code online.<text:s text:c="2"/></text:span><text:span text:style-name="T55"/></text:p>
      <text:p text:style-name="P23"><text:span text:style-name="T55"><text:s/></text:span></text:p>
      <text:p text:style-name="P23"><text:span text:style-name="T55"><text:s/></text:span></text:p>
      <text:p text:style-name="P24"><text:span text:style-name="T55"><text:s/></text:span></text:p>
      <text:p text:style-name="P25"><text:span text:style-name="T55"><text:s/></text:span></text:p>
      <text:p text:style-name="P25"><text:span text:style-name="T55"><text:s/></text:span></text:p>
      <text:p text:style-name="P25"><text:span text:style-name="T55"><text:s/></text:span></text:p>
      <text:p text:style-name="P25"><text:span text:style-name="T55"><text:s/></text:span></text:p>
      <text:p text:style-name="P25"><text:span text:style-name="T55"><text:s/></text:span></text:p>
      <text:p text:style-name="P25"><text:span text:style-name="T55"><text:s/></text:span></text:p>
      <text:p text:style-name="P25"><text:span text:style-name="T55"><text:s/></text:span></text:p>
      <text:p text:style-name="P25"><text:span text:style-name="T55"><text:s/></text:span></text:p>
      <text:p text:style-name="P25"><text:span text:style-name="T55"><text:s/></text:span></text:p>
      <text:p text:style-name="P25"><text:span text:style-name="T55"><text:s/></text:span></text:p>
      <text:p text:style-name="P25"><text:span text:style-name="T55"><text:s/></text:span></text:p>
      <text:p text:style-name="P25"><text:span text:style-name="T55"><text:s/></text:span></text:p>
      <text:p text:style-name="P25"><text:span text:style-name="T55"><text:s/></text:span></text:p>
      <text:p text:style-name="P25"><text:span text:style-name="T55"><text:s/></text:span></text:p>
      <text:p text:style-name="P25"><text:span text:style-name="T55"><text:s/></text:span></text:p>
      <text:p text:style-name="P25"><text:span text:style-name="T55"><text:s/></text:span></text:p>
      <text:p text:style-name="P25"><text:span text:style-name="T55"><text:s/></text:span></text:p>
      <text:p text:style-name="P25"><text:span text:style-name="T55"><text:s/></text:span></text:p>
      <text:p text:style-name="P25"><text:span text:style-name="T55"><text:s/></text:span></text:p>
      <text:p text:style-name="P26"><text:span text:style-name="T56">EXISTING SYSTEM</text:span><text:span text:style-name="T57"><text:s/></text:span><text:span text:style-name="T58"/></text:p>
      <text:p text:style-name="P27"><text:span text:style-name="T59"><text:s/></text:span><text:span text:style-name="T60"><text:s text:c="66"/></text:span></text:p>
      <text:list text:style-name="L28">
        <text:list-item>
          <text:p text:style-name="P28"><text:span text:style-name="T60">Register and login the user on website.</text:span></text:p>
        </text:list-item>
        <text:list-item>
          <text:p text:style-name="P28"><text:span text:style-name="T60">Validate the user identity.</text:span></text:p>
        </text:list-item>
        <text:list-item>
          <text:p text:style-name="P28"><text:span text:style-name="T60">Store the code and<text:s/></text:span><text:span text:style-name="T61">give the output.</text:span><text:span text:style-name="T62"/></text:p>
        </text:list-item>
      </text:list>
      <text:p text:style-name="P29"><text:span text:style-name="T62"/></text:p>
      <text:p text:style-name="P30"><text:span text:style-name="T63"><text:s/></text:span><text:span text:style-name="T64"/></text:p>
      <text:p text:style-name="P31"><text:span text:style-name="T65"><text:s/></text:span><text:span text:style-name="T66"/></text:p>
      <text:p text:style-name="P32"><text:span text:style-name="T67"><text:s/></text:span><text:span text:style-name="T68"/></text:p>
      <text:p text:style-name="P32"><text:span text:style-name="T69"><text:s/></text:span><text:span text:style-name="T70"/></text:p>
      <text:p text:style-name="P32"><text:span text:style-name="T71"><text:s/></text:span><text:span text:style-name="T72"/></text:p>
      <text:p text:style-name="P33"><text:span text:style-name="T73"><text:s/></text:span><text:span text:style-name="T74"/></text:p>
      <text:p text:style-name="P34"><text:span text:style-name="T75"><text:s/></text:span><text:span text:style-name="T76"/></text:p>
      <text:p text:style-name="P34"><text:span text:style-name="T77"><text:s/></text:span><text:span text:style-name="T78"/></text:p>
      <text:p text:style-name="P34"><text:span text:style-name="T79"><text:s/></text:span><text:span text:style-name="T80"/></text:p>
      <text:p text:style-name="P34"><text:span text:style-name="T81"><text:s/></text:span><text:span text:style-name="T82"/></text:p>
      <text:p text:style-name="P35"><text:span text:style-name="T83"><text:s/></text:span><text:span text:style-name="T84"/></text:p>
      <text:p text:style-name="P36"><text:span text:style-name="T85"><text:s/></text:span><text:span text:style-name="T86"/></text:p>
      <text:p text:style-name="P36"><text:span text:style-name="T87"><text:s/></text:span><text:span text:style-name="T88"/></text:p>
      <text:p text:style-name="P37"><text:span text:style-name="T89"><text:s/></text:span><text:span text:style-name="T90"/></text:p>
      <text:p text:style-name="P38"><text:span text:style-name="T91"><text:s/></text:span><text:span text:style-name="T92"/></text:p>
      <text:p text:style-name="P39"><text:span text:style-name="T93"><text:s/></text:span><text:span text:style-name="T94"/></text:p>
      <text:p text:style-name="P39"><text:span text:style-name="T95"><text:s/></text:span><text:span text:style-name="T96"/></text:p>
      <text:p text:style-name="P39"><text:span text:style-name="T97"><text:s/></text:span><text:span text:style-name="T98"/></text:p>
      <text:p text:style-name="P40"><text:span text:style-name="T99"><text:s/></text:span><text:span text:style-name="T100"/></text:p>
      <text:p text:style-name="P41"><text:span text:style-name="T101"><text:s/></text:span><text:span text:style-name="T102"/></text:p>
      <text:p text:style-name="P42"><text:span text:style-name="T103"><text:s/></text:span><text:span text:style-name="T104"/></text:p>
      <text:p text:style-name="P43"><text:span text:style-name="T105"><text:s/></text:span><text:span text:style-name="T106"/></text:p>
      <text:p text:style-name="P43"><text:span text:style-name="T107"><text:s/></text:span><text:span text:style-name="T108"/></text:p>
      <text:p text:style-name="P44"><text:span text:style-name="T109"><text:s/></text:span><text:span text:style-name="T110"/></text:p>
      <text:p text:style-name="P45"><text:span text:style-name="T111"><text:s/></text:span><text:span text:style-name="T112"/></text:p>
      <text:p text:style-name="P46"><text:span text:style-name="T113"><text:s/></text:span><text:span text:style-name="T114"/></text:p>
      <text:p text:style-name="P47"><text:span text:style-name="T115"><text:s/><text:tab/> <text:tab/> <text:tab/> <text:tab/> <text:tab/></text:span><text:span text:style-name="T116">USE OF THE PROJECT</text:span></text:p>
      <text:p text:style-name="P47"><text:span text:style-name="T117"/></text:p>
      <text:p text:style-name="P47"><text:span text:style-name="T118">In this web application a users can register themselves<text:s text:c="2"/>by entering his/her name, email, mobile number, highest qualification, etc. After registering, the user shall login using his/her email and password. The user is provided a unique job application number, and a Problem statement for which he/she has to code on C/C++/PHP in the text area provided. He/She has to choose the language in which he/she wants to code from a drop down box. On clicking the submit button, the code entered by the user is saved on the server as a file with the name JOB&lt;application_no&gt; and the extension(.php, .cpp or .c)<text:s text:c="2"/></text:span><text:span text:style-name="T119"/></text:p>
      <text:p text:style-name="P47"><text:span text:style-name="T119"/></text:p>
      <text:p text:style-name="P47"><text:span text:style-name="T119"/></text:p>
      <text:p text:style-name="P47"><text:span text:style-name="T119"/></text:p>
      <text:p text:style-name="P47"><text:span text:style-name="T119"/></text:p>
      <text:p text:style-name="P47"><text:span text:style-name="T119"/></text:p>
      <text:p text:style-name="P47"><text:span text:style-name="T120"><text:s text:c="70"/></text:span><text:span text:style-name="T121">FEASIBILITY OF PROJECT</text:span></text:p>
      <text:p text:style-name="P47"><text:span text:style-name="T121"/></text:p>
      <text:list text:style-name="L48">
        <text:list-item>
          <text:p text:style-name="P48"><text:span text:style-name="T122">All the fields during registeration and login time are to be filled before clicking the submit button. </text:span></text:p>
        </text:list-item>
        <text:list-item>
          <text:p text:style-name="P48"><text:span text:style-name="T122">The look and feel is self explanatory. </text:span></text:p>
        </text:list-item>
        <text:list-item>
          <text:p text:style-name="P48"><text:span text:style-name="T122">The Company name is also be displayed. </text:span></text:p>
        </text:list-item>
        <text:list-item>
          <text:p text:style-name="P48"><text:span text:style-name="T122">The text area where the code is to be written have sufficient width and height. </text:span></text:p>
        </text:list-item>
      </text:list>
      <text:p text:style-name="P49"><text:span text:style-name="T122">The file to be saved on the server shall have the extension corresponding to the language chosen</text:span><text:span text:style-name="T123"/></text:p>
      <text:p text:style-name="P49"><text:span text:style-name="T123"/></text:p>
      <text:p text:style-name="P49"><text:span text:style-name="T123"/></text:p>
      <text:p text:style-name="P49"><text:span text:style-name="T124"><text:s/></text:span></text:p>
      <text:p text:style-name="P49"><text:span text:style-name="T124"/></text:p>
      <text:p text:style-name="P50"><text:span text:style-name="T124"><text:tab/></text:span><text:span text:style-name="T125"><text:s/><text:tab/> <text:tab/><text:s text:c="29"/></text:span><text:span text:style-name="T126">FUNCTIONAL SPECIFICATION</text:span><text:span text:style-name="T127"><text:s/></text:span><text:span text:style-name="T128"/></text:p>
      <text:p text:style-name="P51"><text:span text:style-name="T129"><text:s/></text:span></text:p>
      <text:list text:style-name="L52">
        <text:list-item>
          <text:p text:style-name="P52"><text:span text:style-name="T130">Each problem is saved in a separate file named 1.txt, 2.txt, and so on to 20.txt. </text:span></text:p>
        </text:list-item>
        <text:list-item>
          <text:p text:style-name="P52"><text:span text:style-name="T130">The job application number is divided by 20 and the remainder is stored. Then 1 is added to the remainder to find the name of the file from which the Problem statement is to be fetched.<text:s text:c="2"/></text:span></text:p>
        </text:list-item>
        <text:list-item>
          <text:p text:style-name="P52"><text:span text:style-name="T130">The questions of the text file are displayed on the browser.</text:span></text:p>
        </text:list-item>
        <text:list-item>
          <text:p text:style-name="P52"><text:span text:style-name="T130">On clicking the submit button,the code will be stored on backend. </text:span></text:p>
        </text:list-item>
      </text:list>
      <text:p text:style-name="P53"><text:span text:style-name="T131"/></text:p>
      <text:p text:style-name="P54"><text:span text:style-name="T131"><text:s/></text:span></text:p>
      <text:p text:style-name="P55"><text:span text:style-name="T132"><text:s/></text:span><text:span text:style-name="T133"/></text:p>
      <text:p text:style-name="P56"><text:span text:style-name="T134"><text:s text:c="6"/><text:tab/> <text:tab/> <text:tab/></text:span><text:span text:style-name="T135"><text:s text:c="11"/></text:span><text:span text:style-name="T136"><text:s/></text:span><text:span text:style-name="T137"/></text:p>
      <text:p text:style-name="P56"><text:span text:style-name="T138"><text:s text:c="2"/><text:tab/> <text:tab/> <text:tab/> <text:tab/><text:s/></text:span><text:span text:style-name="T139"><text:s/></text:span><text:span text:style-name="T140"/></text:p>
      <text:p text:style-name="P57"><text:span text:style-name="T140"><text:s/></text:span></text:p>
      <text:p text:style-name="P57"><text:span text:style-name="T140"><text:s/></text:span></text:p>
      <text:p text:style-name="P58"><text:span text:style-name="T140"><text:s/></text:span></text:p>
      <text:p text:style-name="P59"><text:span text:style-name="T140"><text:s/></text:span></text:p>
      <text:p text:style-name="P59"><text:span text:style-name="T140"><text:s/></text:span></text:p>
      <text:p text:style-name="P60"><text:span text:style-name="T140"><text:s/></text:span></text:p>
      <text:p text:style-name="P61"><text:span text:style-name="T140"><text:s/></text:span></text:p>
      <text:p text:style-name="P61"><text:span text:style-name="T140"><text:s/></text:span></text:p>
      <text:p text:style-name="P62"><text:span text:style-name="T140"><text:s/></text:span></text:p>
      <text:p text:style-name="P63"><text:span text:style-name="T140"><text:s/></text:span></text:p>
      <text:p text:style-name="P63"><text:span text:style-name="T140"><text:s/></text:span></text:p>
      <text:p text:style-name="P64"><text:span text:style-name="T140"><text:s/></text:span></text:p>
      <text:p text:style-name="P65"><text:span text:style-name="T140"><text:s/></text:span></text:p>
      <text:p text:style-name="P65"><text:span text:style-name="T140"><text:s/></text:span></text:p>
      <text:p text:style-name="P66"><text:span text:style-name="T140"><text:s/></text:span></text:p>
      <text:p text:style-name="P67"><text:span text:style-name="T140"><text:s/></text:span></text:p>
      <text:p text:style-name="P67"><text:span text:style-name="T140"><text:s/></text:span></text:p>
      <text:p text:style-name="P68"><text:span text:style-name="T140"><text:s/></text:span></text:p>
      <text:p text:style-name="P69"><text:span text:style-name="T140"><text:s/></text:span></text:p>
      <text:p text:style-name="P69"><text:span text:style-name="T140"><text:s/></text:span></text:p>
      <text:p text:style-name="P70"><text:span text:style-name="T140"><text:s/></text:span></text:p>
      <text:p text:style-name="P71"><text:span text:style-name="T140"><text:s/></text:span></text:p>
      <text:p text:style-name="P71"><text:span text:style-name="T140"><text:s/></text:span></text:p>
      <text:p text:style-name="P71"><text:span text:style-name="T140"><text:s/></text:span></text:p>
      <text:p text:style-name="P72"><text:span text:style-name="T140"><text:s/></text:span></text:p>
      <text:p text:style-name="P73"><text:span text:style-name="T140"><text:s/></text:span></text:p>
      <text:p text:style-name="P73"><text:span text:style-name="T140"><text:s/></text:span></text:p>
      <text:p text:style-name="P74"><text:span text:style-name="T140"><text:s/></text:span></text:p>
      <text:p text:style-name="P75"><text:span text:style-name="T140"><text:s/></text:span></text:p>
      <text:p text:style-name="P75"><text:span text:style-name="T140"><text:s/></text:span></text:p>
      <text:p text:style-name="P76"><text:span text:style-name="T140"><text:s/></text:span></text:p>
      <text:p text:style-name="P77"><text:span text:style-name="T140"><text:s/></text:span></text:p>
      <text:p text:style-name="P78"><text:span text:style-name="T140"><text:s/></text:span></text:p>
      <text:p text:style-name="P79"><text:span text:style-name="T140"><text:s/></text:span></text:p>
      <text:p text:style-name="P80"><text:span text:style-name="T140"><text:s/></text:span></text:p>
      <text:p text:style-name="P80"><text:span text:style-name="T140"><text:s/></text:span></text:p>
      <text:p text:style-name="P81"><text:span text:style-name="T140"><text:s/></text:span></text:p>
      <text:p text:style-name="P82"><text:span text:style-name="T140"><text:s/></text:span></text:p>
      <text:p text:style-name="P83"><text:span text:style-name="T140"><text:s/></text:span></text:p>
      <text:p text:style-name="P84"><text:span text:style-name="T141"><text:s text:c="2"/><text:tab/> <text:tab/> <text:tab/> <text:tab/><text:s text:c="2"/></text:span><text:span text:style-name="T142">Software Specification:</text:span><text:span text:style-name="T143"><text:s/></text:span><text:span text:style-name="T144"/></text:p>
      <text:p text:style-name="P85"><text:span text:style-name="T144"><text:s/></text:span></text:p>
      <text:p text:style-name="P86"><text:span text:style-name="T144"><text:s/></text:span></text:p>
      <text:list text:style-name="L87">
        <text:list-item>
          <text:p text:style-name="P87"><text:span text:style-name="T145">Technology Implemented<text:s text:c="5"/>:<text:s/></text:span><text:span text:style-name="T146"/></text:p>
        </text:list-item>
      </text:list>
      <text:p text:style-name="P88"><text:span text:style-name="T147"><text:tab/><text:s text:c="9"/></text:span><text:span text:style-name="T148">Front-End Technologies<text:s text:c="2"/></text:span><text:span text:style-name="T149"/></text:p>
      <text:list text:style-name="L89">
        <text:list-item>
          <text:p text:style-name="P89"><text:span text:style-name="T150">Language Used<text:s text:c="20"/>:<text:s text:c="3"/></text:span><text:span text:style-name="T151"><text:s text:c="8"/>Html, CSS, JavaScript and PHP</text:span><text:span text:style-name="T152"/></text:p>
        </text:list-item>
        <text:list-item>
          <text:p text:style-name="P89"><text:span text:style-name="T153">Database <text:tab/> <text:tab/><text:s text:c="9"/>:<text:s text:c="4"/></text:span><text:span text:style-name="T154"/></text:p>
        </text:list-item>
      </text:list>
      <text:p text:style-name="P90"><text:span text:style-name="T155"><text:tab/><text:tab/>WAMP/ XAMPP<text:s/></text:span><text:span text:style-name="T156"><text:s/>Server</text:span></text:p>
      <text:list text:style-name="L91">
        <text:list-item>
          <text:p text:style-name="P91"><text:span text:style-name="T157">Development Environment<text:s text:c="2"/>:<text:s text:c="4"/>Visual Studio code</text:span><text:span text:style-name="T158"/></text:p>
        </text:list-item>
        <text:list-item>
          <text:p text:style-name="P91"><text:span text:style-name="T159"><text:s/>Web Browser <text:tab/><text:s text:c="9"/>:<text:s text:c="3"/></text:span><text:span text:style-name="T160"/></text:p>
        </text:list-item>
      </text:list>
      <text:p text:style-name="P92"><text:span text:style-name="T161"><text:tab/></text:span><text:span text:style-name="T162"><text:s/></text:span><text:span text:style-name="T163">Chrome / Firefox<text:s/></text:span><text:span text:style-name="T164"/></text:p>
      <text:p text:style-name="P93"><text:span text:style-name="T165"><text:s/><text:tab/></text:span><text:span text:style-name="T166"><text:s/></text:span></text:p>
      <text:p text:style-name="P94"><text:span text:style-name="T167"><text:s text:c="45"/></text:span><text:span text:style-name="T168"><text:s/></text:span><text:span text:style-name="T169"/></text:p>
      <text:p text:style-name="P95"><text:span text:style-name="T170"><text:s text:c="50"/></text:span><text:span text:style-name="T171">Hardware Requirements:</text:span><text:span text:style-name="T172"><text:s/></text:span><text:span text:style-name="T173"/></text:p>
      <text:p text:style-name="P96"><text:span text:style-name="T173"><text:s/></text:span></text:p>
      <text:p text:style-name="P97"><text:span text:style-name="T173"><text:s/></text:span></text:p>
      <text:list text:style-name="L98">
        <text:list-item>
          <text:p text:style-name="P98"><text:span text:style-name="T174">Processor <text:tab/> <text:tab/><text:s text:c="12"/>:<text:s text:c="2"/></text:span><text:span text:style-name="T175">Intel/ Pentium</text:span><text:span text:style-name="T176"/></text:p>
        </text:list-item>
        <text:list-item>
          <text:p text:style-name="P98"><text:span text:style-name="T177">Operating System <text:tab/><text:s text:c="12"/>: <text:tab/></text:span><text:span text:style-name="T178"><text:s/></text:span><text:span text:style-name="T179">Windows 7/8/10<text:s text:c="2"/></text:span><text:span text:style-name="T180"/></text:p>
        </text:list-item>
        <text:list-item>
          <text:p text:style-name="P98"><text:span text:style-name="T181">RAM<text:s text:c="2"/><text:tab/> <text:tab/><text:s text:c="12"/>: <text:tab/></text:span><text:span text:style-name="T182"><text:s/></text:span><text:span text:style-name="T183">4+GB<text:s text:c="3"/></text:span><text:span text:style-name="T184"/></text:p>
        </text:list-item>
        <text:list-item>
          <text:p text:style-name="P98"><text:span text:style-name="T185">Hardware Devices <text:tab/><text:s text:c="12"/>: <text:tab/></text:span><text:span text:style-name="T186"><text:s/></text:span><text:span text:style-name="T187">Computer System<text:s text:c="2"/></text:span><text:span text:style-name="T188"/></text:p>
        </text:list-item>
        <text:list-item>
          <text:p text:style-name="P98"><text:span text:style-name="T189">Hard disk <text:tab/> <text:tab/><text:s text:c="12"/>: <text:tab/><text:s/></text:span><text:span text:style-name="T190"><text:s/></text:span><text:span text:style-name="T191">200-500 mb</text:span><text:span text:style-name="T192"><text:tab/></text:span><text:span text:style-name="T193"><text:s/></text:span></text:p>
        </text:list-item>
      </text:list>
      <text:p text:style-name="P99"><text:span text:style-name="T193"/></text:p>
      <text:p text:style-name="P99"><text:span text:style-name="T193"/></text:p>
      <text:p text:style-name="P99"><text:span text:style-name="T193"/></text:p>
      <text:p text:style-name="P99"><text:span text:style-name="T193"/></text:p>
      <text:p text:style-name="P99"><text:span text:style-name="T193"/></text:p>
      <text:p text:style-name="P99"><text:span text:style-name="T193"><text:tab/><text:tab/><text:tab/><text:tab/><text:tab/></text:span><text:span text:style-name="T194"><text:s/></text:span><text:span text:style-name="T195">FUTURE SCOPE<text:s text:c="4"/></text:span></text:p>
      <text:p text:style-name="P99"><text:span text:style-name="T195"><text:s text:c="6"/></text:span><text:span text:style-name="T196"><text:s/></text:span><text:span text:style-name="T197"/></text:p>
      <text:p text:style-name="P100"><text:span text:style-name="T198">The different areas where we can use this application are :-</text:span></text:p>
      <text:list text:style-name="L101">
        <text:list-item>
          <text:p text:style-name="P101"><text:span text:style-name="T198">Any technical company can make use of it for recruiting new employess by evaluating their code and it can also be used as an online compiler for programing.</text:span></text:p>
        </text:list-item>
        <text:list-item>
          <text:p text:style-name="P102"><text:span text:style-name="T198">Modifications can also be done according to requirements as and when think<text:s text:c="3"/>necessary.</text:span></text:p>
        </text:list-item>
      </text:list>
      <text:p text:style-name="P103"><text:span text:style-name="T199"/></text:p>
      <text:p text:style-name="P104"><text:span text:style-name="T200"><text:s/></text:span><text:span text:style-name="T201"><text:s text:c="2"/></text:span><text:span text:style-name="T202"><text:s/></text:span><text:span text:style-name="T203"/></text:p>
      <text:p text:style-name="P105"><text:span text:style-name="T204"><text:s/></text:span><text:span text:style-name="T205"><text:s/></text:span><text:span text:style-name="T20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